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ndoor Navigation with Arduino<text:line-break/><text:tab/>– helping lost students appear on time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oa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Design of a web app which displays the user’s position and shows direction to the selected room inside the building</text:span></text:p>
                <text:p><text:span text:style-name="T1"/></text:p>
              </text:list-item>
              <text:list-item>
                <text:p><text:span text:style-name="T1"><text:s/></text:span><text:span text:style-name="T1">Localization based on sensor/uC data</text:span></text:p>
                <text:list>
                  <text:list-item>
                    <text:p><text:span text:style-name="T1"><text:s/></text:span><text:span text:style-name="T1">Displacement and orientation</text:span></text:p>
                  </text:list-item>
                </text:list>
              </text:list-item>
              <text:list-item>
                <text:p><text:span text:style-name="T1"><text:s/></text:span><text:span text:style-name="T1">Design of the web app</text:span></text:p>
                <text:list>
                  <text:list-item>
                    <text:p><text:span text:style-name="T1"><text:s/></text:span><text:span text:style-name="T1">Live display of sensor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rient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IMU = accelerometer + magnetometer + gyroscope</text:span></text:p>
              </text:list-item>
              <text:list-item>
                <text:p><text:span text:style-name="T1"><text:s/></text:span><text:span text:style-name="T1">All can be used for orientation </text:span></text:p>
                <text:list>
                  <text:list-item>
                    <text:p><text:span text:style-name="T1"><text:s/></text:span><text:span text:style-name="T1">Accelerometer works with gravity: </text:span></text:p>
                    <text:list>
                      <text:list-item>
                        <text:p><text:span text:style-name="T1"><text:s/></text:span><text:span text:style-name="T1">When flat, a = (0,0,g)</text:span></text:p>
                      </text:list-item>
                      <text:list-item>
                        <text:p><text:span text:style-name="T1"><text:s/></text:span><text:span text:style-name="T1">(ax, ay, az) measured after three rotations → back conversion for rotated angle</text:span></text:p>
                      </text:list-item>
                    </text:list>
                  </text:list-item>
                  <text:list-item>
                    <text:p><text:span text:style-name="T1"><text:s/></text:span><text:span text:style-name="T1">Magnetometer values also calculated after rotations</text:span></text:p>
                  </text:list-item>
                  <text:list-item>
                    <text:p><text:span text:style-name="T1"><text:s/></text:span><text:span text:style-name="T1">Gyroscope measures angular speed</text:span></text:p>
                  </text:list-item>
                </text:list>
              </text:list-item>
              <text:list-item>
                <text:p><text:span text:style-name="T1"><text:s/></text:span><text:span text:style-name="T1">Difficulties:</text:span></text:p>
                <text:list>
                  <text:list-item>
                    <text:p><text:span text:style-name="T1"><text:s/></text:span><text:span text:style-name="T1">Accelerometer is noisy, while gyroscope drifts → complementary filter</text:span></text:p>
                  </text:list-item>
                  <text:list-item>
                    <text:p><text:span text:style-name="T1"><text:s/></text:span><text:span text:style-name="T1">Effects of tilting makes measuring while moving difficult</text:span></text:p>
                    <text:p><text:span text:style-name="T1"><text:s/></text:span></text:p>
                    <text:p><text:span text:style-name="T1"/></text:p>
                    <text:p><text:span text:style-name="T1"/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rienta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A working approach (if an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splacement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Displacement with double integration</text:span></text:p>
                <text:list>
                  <text:list-item>
                    <text:p><text:span text:style-name="T1"><text:s/></text:span><text:span text:style-name="T1">v += a*dt, s += v*dt </text:span></text:p>
                  </text:list-item>
                </text:list>
              </text:list-item>
              <text:list-item>
                <text:p><text:span text:style-name="T1"><text:s/></text:span><text:span text:style-name="T1">Very difficult in reality</text:span></text:p>
                <text:list>
                  <text:list-item>
                    <text:p><text:span text:style-name="T1"><text:s/></text:span><text:span text:style-name="T1">Tilting of the sensor has to be compensated </text:span></text:p>
                    <text:list>
                      <text:list-item>
                        <text:p><text:span text:style-name="T1"><text:s/></text:span><text:span text:style-name="T1">difficult when the user is moving</text:span></text:p>
                      </text:list-item>
                    </text:list>
                  </text:list-item>
                  <text:list-item>
                    <text:p><text:span text:style-name="T1"><text:s/></text:span><text:span text:style-name="T1">Movement detection</text:span></text:p>
                    <text:list>
                      <text:list-item>
                        <text:p><text:span text:style-name="T1"><text:s/></text:span><text:span text:style-name="T1">Set v to zero if the user is not moving</text:span></text:p>
                      </text:list-item>
                    </text:list>
                  </text:list-item>
                  <text:list-item>
                    <text:p><text:span text:style-name="T1"><text:s/></text:span><text:span text:style-name="T1">However, nothing prevents the noise from being integrated and screwing the results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splace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A new use of accelerometer: step detector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<text:s/></text:span><text:span text:style-name="T1">Assumption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splacement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An improvement: Wi-Fi fingerprinting</text:span></text:p>
              </text:list-item>
              <text:list-item>
                <text:p text:style-name="P4"><text:span text:style-name="T1">A ML based approach: kNN (k nearest neighbours)</text:span></text:p>
                <text:list>
                  <text:list-item>
                    <text:p><text:span text:style-name="T1">Each node has a label</text:span></text:p>
                  </text:list-item>
                  <text:list-item>
                    <text:p><text:span text:style-name="T1">L2 distances between node x and all other nodes are </text:span><text:span text:style-name="T1">computed and the k nearest neighbors vote on the label of </text:span><text:span text:style-name="T1">node x.</text:span></text:p>
                  </text:list-item>
                </text:list>
              </text:list-item>
              <text:list-item>
                <text:p><text:span text:style-name="T1">Application:</text:span></text:p>
                <text:list>
                  <text:list-item>
                    <text:p><text:span text:style-name="T1">Signal quality (0-70) to different APs used as metric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N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Use RSSI (what else?) as metric</text:p>
              </text:list-item>
              <text:list-item>
                <text:p/>
              </text:list-item>
              <text:list-item>
                <text:p>Compute L2 distances to all neighbors </text:p>
              </text:list-item>
              <text:list-item>
                <text:p>Sort and take the nearest k ones</text:p>
              </text:list-item>
              <text:list-item>
                <text:p>Do a majority vo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roches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5">
              <text:list-item>
                <text:p><text:span text:style-name="T1"><text:s/></text:span><text:span text:style-name="T1">VLC + Ultrasound sensor</text:span></text:p>
              </text:list-item>
              <text:list-item>
                <text:p><text:span text:style-name="T1"><text:s/></text:span><text:span text:style-name="T1">Wi-Fi</text:span></text:p>
                <text:list>
                  <text:list-item>
                    <text:p><text:span text:style-name="T1"><text:s/></text:span><text:span text:style-name="T1">Measuring signal strength (RSSI)</text:span></text:p>
                  </text:list-item>
                  <text:list-item>
                    <text:p><text:span text:style-name="T1"><text:s/></text:span><text:span text:style-name="T1">SSID &amp; MAC to locate AP</text:span></text:p>
                  </text:list-item>
                </text:list>
              </text:list-item>
              <text:list-item>
                <text:p><text:span text:style-name="T1"><text:s/></text:span><text:span text:style-name="T1">UWB: UWB modules communicate with each other</text:span></text:p>
                <text:list>
                  <text:list-item>
                    <text:p><text:span text:style-name="T1"><text:s text:c="2"/></text:span><text:span text:style-name="T1">Decaware DWM1000</text:span></text:p>
                  </text:list-item>
                  <text:list-item>
                    <text:p><text:span text:style-name="T1"><text:a xlink:href="https://hackaday.io/project/18296-localino-open-source-indoor-localization-system" xlink:type="simple">https://hackaday.io/project/18296-localino-open-source-indoor-localization-system</text:a></text:span></text:p>
                  </text:list-item>
                </text:list>
              </text:list-item>
              <text:list-item>
                <text:p><text:span text:style-name="T1"><text:s/></text:span><text:span text:style-name="T1">Keyword: anchor (satellite in GPS)</text:span></text:p>
                <text:list>
                  <text:list-item>
                    <text:p><text:span text:style-name="T1"><text:s/></text:span><text:span text:style-name="T1">3 anchors needed for 2D position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1">The code in Github implements the approach I found </text:span><text:span text:style-name="T1"><text:a xlink:href="https://www.nxp.com/docs/en/application-note/AN4248.pdf" xlink:type="simple">https://www.nxp.com/docs/en/application-note/AN4248.pdf</text:a></text:span><text:span text:style-name="T1">, failure might be due to the exchange of x &amp; y axis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8T07:25:18.270519570</meta:creation-date>
    <meta:editing-duration>PT4H50M51S</meta:editing-duration>
    <meta:editing-cycles>68</meta:editing-cycles>
    <meta:generator>LibreOffice/5.1.6.2$Linux_X86_64 LibreOffice_project/10m0$Build-2</meta:generator>
    <dc:date>2018-01-04T12:43:10.023452888</dc:date>
    <meta:document-statistic meta:object-count="77"/>
    <meta:template xlink:type="simple" xlink:actuate="onRequest" xlink:title="Alizarin" xlink:href="../../../../../usr/lib/libreoffice/share/template/common/presnt/Alizarin.otp" meta:date="2017-11-18T07:25:17.98091219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